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1770d" officeooo:paragraph-rsid="0021770d"/>
    </style:style>
    <style:style style:name="P2" style:family="paragraph" style:parent-style-name="Standard">
      <style:text-properties officeooo:rsid="00238783" officeooo:paragraph-rsid="00238783"/>
    </style:style>
    <style:style style:name="P3" style:family="paragraph" style:parent-style-name="Standard">
      <style:text-properties officeooo:rsid="002814e8" officeooo:paragraph-rsid="002814e8"/>
    </style:style>
    <style:style style:name="P4" style:family="paragraph" style:parent-style-name="Standard">
      <style:text-properties officeooo:rsid="00297a68" officeooo:paragraph-rsid="00297a68"/>
    </style:style>
    <style:style style:name="P5" style:family="paragraph" style:parent-style-name="Standard">
      <style:text-properties officeooo:rsid="002d0704" officeooo:paragraph-rsid="002d0704"/>
    </style:style>
    <style:style style:name="P6" style:family="paragraph" style:parent-style-name="Standard">
      <style:text-properties officeooo:rsid="002e4e8d" officeooo:paragraph-rsid="002e4e8d"/>
    </style:style>
    <style:style style:name="T1" style:family="text">
      <style:text-properties officeooo:rsid="00251964"/>
    </style:style>
    <style:style style:name="T2" style:family="text">
      <style:text-properties officeooo:rsid="002b6fee"/>
    </style:style>
    <style:style style:name="T3" style:family="text">
      <style:text-properties officeooo:rsid="002f20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dication: To my incredible girlfriend who <text:span text:style-name="T1">put up with the craziness of</text:span> these past few months and made sure I stayed fed and hydrated on exam day. I couldn't have done it without her.</text:p>
      <text:p text:style-name="Standard"/>
      <text:p text:style-name="P1">If you’ve been in the offensive security community for any length of time then you’ve definitely heard about the OSCP (Offensive Security Certified Professional) certification. Depending on who you ask it can be considered one of the most challenging certifications in the Information Security industry.</text:p>
      <text:p text:style-name="P1"/>
      <text:p text:style-name="P2">I recently took home the prize and completed the OSCP certification for myself. I wanted to take a moment and share my thoughts on the experience and perhaps help an aspiring OSCP.</text:p>
      <text:p text:style-name="P2"/>
      <text:p text:style-name="P5">Outline of the OSCP</text:p>
      <text:p text:style-name="P5"/>
      <text:p text:style-name="P5">The OSCP is a 3 part journey. There is the course, the labs, and the actual exam. </text:p>
      <text:p text:style-name="P5"/>
      <text:p text:style-name="P6">The course, known as the “Penetration Testing with Kali Linux” or PWK <text:span text:style-name="T3">is a series of videos and a written manual that cover the very basics of penetration testing.</text:span></text:p>
      <text:p text:style-name="P2"/>
      <text:p text:style-name="P3">What should I know going in</text:p>
      <text:p text:style-name="P3"/>
      <text:p text:style-name="P4">This is something I’ve seen a lot of people talk about online. <text:span text:style-name="T2">In all honesty you can prepare for the OSCP simply by practicing with VulnHub or Hack the Box.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9:18:58.389622688</meta:creation-date>
    <dc:date>2018-07-13T17:38:28.081959125</dc:date>
    <meta:editing-duration>PT9M38S</meta:editing-duration>
    <meta:editing-cycles>11</meta:editing-cycles>
    <meta:generator>LibreOffice/6.0.3.2$Linux_X86_64 LibreOffice_project/00m0$Build-2</meta:generator>
    <meta:document-statistic meta:table-count="0" meta:image-count="0" meta:object-count="0" meta:page-count="1" meta:paragraph-count="8" meta:word-count="197" meta:character-count="1116" meta:non-whitespace-character-count="925"/>
  </office:meta>
</office:document-meta>
</file>